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Mangal1" svg:font-family="Manga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style:line-height-at-least="0.661cm" fo:text-indent="0cm" style:auto-text-indent="false" fo:padding="0cm" fo:border="none"/>
      <style:text-properties fo:font-weight="bold" officeooo:paragraph-rsid="000dea7e" style:font-weight-asian="bold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style:line-height-at-least="0.661cm" fo:text-indent="0cm" style:auto-text-indent="false" fo:padding="0cm" fo:border="none"/>
      <style:text-properties fo:font-variant="normal" fo:text-transform="none" fo:color="#000000" style:font-name="Helvetica Neue" fo:font-size="12pt" fo:letter-spacing="normal" fo:font-style="normal" fo:font-weight="bold" officeooo:rsid="000dea7e" officeooo:paragraph-rsid="000dea7e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style:line-height-at-least="0.661cm" fo:text-indent="0cm" style:auto-text-indent="false" fo:padding="0cm" fo:border="none"/>
      <style:text-properties fo:font-variant="normal" fo:text-transform="none" fo:color="#000000" style:font-name="Helvetica Neue" fo:font-size="12pt" fo:letter-spacing="normal" fo:font-style="normal" fo:font-weight="normal" officeooo:rsid="000dea7e" officeooo:paragraph-rsid="000dea7e" style:font-weight-asian="bold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style:line-height-at-least="0.661cm" fo:text-indent="0cm" style:auto-text-indent="false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.661cm" fo:text-indent="0cm" style:auto-text-indent="false" fo:padding="0cm" fo:border="none"/>
      <style:text-properties officeooo:paragraph-rsid="0013cc0a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.661cm" fo:text-indent="0cm" style:auto-text-indent="false" fo:padding="0cm" fo:border="none"/>
      <style:text-properties officeooo:paragraph-rsid="0014f8cc"/>
    </style:style>
    <style:style style:name="P7" style:family="paragraph" style:parent-style-name="Standard">
      <style:paragraph-properties fo:margin-left="0cm" fo:margin-right="0cm" fo:margin-top="0cm" fo:margin-bottom="0cm" style:contextual-spacing="false" style:line-height-at-least="0.661cm" fo:text-indent="0cm" style:auto-text-indent="false" fo:padding="0cm" fo:border="none"/>
      <style:text-properties fo:font-weight="bold" officeooo:paragraph-rsid="000f9cda" style:font-weight-asian="bold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661cm" fo:text-indent="0cm" style:auto-text-indent="false" fo:padding="0cm" fo:border="none"/>
      <style:text-properties fo:font-weight="bold" officeooo:paragraph-rsid="0010afaf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style:line-height-at-least="0.661cm" fo:text-indent="0cm" style:auto-text-indent="false" fo:padding="0cm" fo:border="none"/>
      <style:text-properties fo:font-weight="bold" officeooo:paragraph-rsid="0010d664" style:font-weight-asian="bold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style:line-height-at-least="0.661cm" fo:text-indent="0cm" style:auto-text-indent="false" fo:padding="0cm" fo:border="none"/>
      <style:text-properties fo:font-weight="bold" officeooo:paragraph-rsid="0013cc0a" style:font-weight-asian="bold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style:line-height-at-least="0.661cm" fo:text-indent="0cm" style:auto-text-indent="false" fo:padding="0cm" fo:border="none"/>
      <style:text-properties fo:font-variant="normal" fo:text-transform="none" fo:color="#000000" style:font-name="Helvetica Neue" fo:font-size="12pt" fo:letter-spacing="normal" fo:font-style="normal" fo:font-weight="normal" officeooo:paragraph-rsid="0013cc0a" style:font-weight-asian="bold" style:font-weight-complex="bold"/>
    </style:style>
    <style:style style:name="P13" style:family="paragraph" style:parent-style-name="Preformatted_20_Text">
      <style:paragraph-properties fo:margin-left="0cm" fo:margin-right="0cm" fo:margin-top="0cm" fo:margin-bottom="0cm" style:contextual-spacing="false" style:line-height-at-least="0.661cm" fo:text-align="justify" style:justify-single-word="false" fo:text-indent="0cm" style:auto-text-indent="false" fo:padding="0cm" fo:border="none"/>
    </style:style>
    <style:style style:name="T1" style:family="text">
      <style:text-properties fo:font-variant="normal" fo:text-transform="none" fo:color="#000000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000000" style:font-name="Helvetica Neue" fo:font-size="12pt" fo:letter-spacing="normal" fo:font-style="normal" fo:font-weight="normal" officeooo:rsid="000dea7e"/>
    </style:style>
    <style:style style:name="T3" style:family="text">
      <style:text-properties fo:font-variant="normal" fo:text-transform="none" fo:color="#000000" style:font-name="Helvetica Neue" fo:font-size="12pt" fo:letter-spacing="normal" fo:font-style="normal" fo:font-weight="normal" officeooo:rsid="000f9cda"/>
    </style:style>
    <style:style style:name="T4" style:family="text">
      <style:text-properties fo:font-variant="normal" fo:text-transform="none" fo:color="#000000" style:font-name="Helvetica Neue" fo:font-size="12pt" fo:letter-spacing="normal" fo:font-style="normal" fo:font-weight="normal" officeooo:rsid="0010afaf"/>
    </style:style>
    <style:style style:name="T5" style:family="text">
      <style:text-properties fo:font-variant="normal" fo:text-transform="none" fo:color="#000000" style:font-name="Helvetica Neue" fo:font-size="12pt" fo:letter-spacing="normal" fo:font-style="normal" fo:font-weight="normal" officeooo:rsid="0010d664"/>
    </style:style>
    <style:style style:name="T6" style:family="text">
      <style:text-properties fo:font-variant="normal" fo:text-transform="none" fo:color="#000000" style:font-name="Helvetica Neue" fo:font-size="12pt" fo:letter-spacing="normal" fo:font-style="normal" fo:font-weight="normal" officeooo:rsid="0013cc0a"/>
    </style:style>
    <style:style style:name="T7" style:family="text">
      <style:text-properties fo:font-variant="normal" fo:text-transform="none" fo:color="#000000" style:font-name="Helvetica Neue" fo:font-size="12pt" fo:letter-spacing="normal" fo:font-style="normal" fo:font-weight="normal" officeooo:rsid="0013cc0a" style:font-weight-asian="bold" style:font-weight-complex="bold"/>
    </style:style>
    <style:style style:name="T8" style:family="text">
      <style:text-properties fo:font-variant="normal" fo:text-transform="none" fo:color="#000000" style:font-name="Helvetica Neue" fo:font-size="12pt" fo:letter-spacing="normal" fo:font-style="normal" officeooo:rsid="000dea7e"/>
    </style:style>
    <style:style style:name="T9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 officeooo:rsid="000dea7e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 officeooo:rsid="000f9cda"/>
    </style:style>
    <style:style style:name="T12" style:family="text">
      <style:text-properties fo:font-variant="normal" fo:text-transform="none" fo:color="#000000" style:font-name="Consolas" fo:font-size="12pt" fo:letter-spacing="normal" fo:font-style="normal" fo:font-weight="normal" officeooo:rsid="0010afaf"/>
    </style:style>
    <style:style style:name="T13" style:family="text">
      <style:text-properties fo:font-variant="normal" fo:text-transform="none" fo:color="#000000" style:font-name="Consolas" fo:font-size="12pt" fo:letter-spacing="normal" fo:font-style="normal" fo:font-weight="normal" officeooo:rsid="0010d664"/>
    </style:style>
    <style:style style:name="T14" style:family="text">
      <style:text-properties fo:font-variant="normal" fo:text-transform="none" fo:color="#000000" style:font-name="Consolas" fo:font-size="12pt" fo:letter-spacing="normal" fo:font-style="normal" fo:font-weight="normal" officeooo:rsid="0013cc0a"/>
    </style:style>
    <style:style style:name="T15" style:family="text">
      <style:text-properties fo:font-variant="normal" fo:text-transform="none" fo:color="#000000" style:font-name="Consolas" fo:font-size="12pt" fo:letter-spacing="normal" fo:font-style="normal" fo:font-weight="normal" officeooo:rsid="0013cc0a" style:font-weight-asian="bold" style:font-weight-complex="bold"/>
    </style:style>
    <style:style style:name="T16" style:family="text">
      <style:text-properties fo:font-variant="normal" fo:text-transform="none" fo:color="#000000" fo:letter-spacing="normal" officeooo:rsid="000f9cda"/>
    </style:style>
    <style:style style:name="T17" style:family="text">
      <style:text-properties fo:font-variant="normal" fo:text-transform="none" fo:color="#000000" fo:letter-spacing="normal" officeooo:rsid="0010afaf"/>
    </style:style>
    <style:style style:name="T18" style:family="text">
      <style:text-properties fo:font-variant="normal" fo:text-transform="none" fo:color="#000000" fo:letter-spacing="normal" officeooo:rsid="0010d664"/>
    </style:style>
    <style:style style:name="T19" style:family="text">
      <style:text-properties fo:font-variant="normal" fo:text-transform="none" fo:color="#000000" fo:letter-spacing="normal" officeooo:rsid="0013cc0a"/>
    </style:style>
    <style:style style:name="T20" style:family="text">
      <style:text-properties fo:font-variant="normal" fo:text-transform="none" fo:color="#000000" fo:letter-spacing="normal" fo:font-weight="bold" officeooo:rsid="0013cc0a" style:font-weight-asian="bold" style:font-weight-complex="bold"/>
    </style:style>
    <style:style style:name="T21" style:family="text">
      <style:text-properties fo:font-variant="normal" fo:text-transform="none" fo:color="#000000" style:font-name="inherit" fo:font-size="12pt" fo:letter-spacing="normal" fo:font-style="normal" fo:font-weight="normal" fo:background-color="#eeeeee"/>
    </style:style>
    <style:style style:name="T22" style:family="text">
      <style:text-properties fo:font-variant="normal" fo:text-transform="none" fo:color="#666600" style:font-name="inherit" fo:font-size="12pt" fo:letter-spacing="normal" fo:font-style="normal" fo:font-weight="normal" fo:background-color="#eeeeee"/>
    </style:style>
    <style:style style:name="T23" style:family="text">
      <style:text-properties fo:font-variant="normal" fo:text-transform="none" fo:color="#006666" style:font-name="inherit" fo:font-size="12pt" fo:letter-spacing="normal" fo:font-style="normal" fo:font-weight="normal" fo:background-color="#eeeeee"/>
    </style:style>
    <style:style style:name="T24" style:family="text">
      <style:text-properties officeooo:rsid="000f9cda"/>
    </style:style>
    <style:style style:name="T25" style:family="text">
      <style:text-properties officeooo:rsid="0010afaf"/>
    </style:style>
    <style:style style:name="T26" style:family="text">
      <style:text-properties officeooo:rsid="0010d664"/>
    </style:style>
    <style:style style:name="T27" style:family="text">
      <style:text-properties officeooo:rsid="0013cc0a"/>
    </style:style>
    <style:style style:name="T28" style:family="text">
      <style:text-properties fo:font-weight="bold" officeooo:rsid="0013cc0a" style:font-weight-asian="bold" style:font-weight-complex="bold"/>
    </style:style>
    <style:style style:name="T29" style:family="text">
      <style:text-properties fo:font-weight="bold" officeooo:rsid="0014f8c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anch</text:p>
      <text:p text:style-name="P2"/>
      <text:p text:style-name="P1"><text:span text:style-name="T2">Digitando o comando </text:span><text:span text:style-name="Source_20_Text"><text:span text:style-name="T10">git branch design</text:span></text:span><text:span text:style-name="T2">, criamos uma nova branch chamada design.</text:span><text:span text:style-name="T8"> </text:span></text:p>
      <text:p text:style-name="P2"/>
      <text:p text:style-name="P1"><text:span text:style-name="T2">Ao digitar o comando </text:span><text:span text:style-name="Source_20_Text"><text:span text:style-name="T10">git branch</text:span></text:span><text:span text:style-name="T2">, todas as branches locais são listadas.</text:span></text:p>
      <text:p text:style-name="P3"/>
      <text:p text:style-name="P1"><text:span text:style-name="T2">Digitando o comando </text:span><text:span text:style-name="Source_20_Text"><text:span text:style-name="T10">git checkout design</text:span></text:span><text:span text:style-name="T2">, trocamos o ambiente atual para a branch design. </text:span></text:p>
      <text:p text:style-name="P3"/>
      <text:p text:style-name="P1"><text:span text:style-name="T2">Ao digitar o comando </text:span><text:span text:style-name="Source_20_Text"><text:span text:style-name="T10">git checkout -b design</text:span></text:span><text:span text:style-name="T2">, criamos a branch design e mudamos para a branch design. </text:span></text:p>
      <text:p text:style-name="P3"/>
      <text:p text:style-name="P1"><text:span text:style-name="T2">Ao digitarmos o comando </text:span><text:span text:style-name="Source_20_Text"><text:span text:style-name="T10">git branch -d design</text:span></text:span><text:span text:style-name="T2">, a branch design será deletada. </text:span></text:p>
      <text:p text:style-name="P3"/>
      <text:p text:style-name="P1"><text:span text:style-name="T2">Ao digitar o comando </text:span><text:span text:style-name="Source_20_Text"><text:span text:style-name="T10">git push -u origin design</text:span></text:span><text:span text:style-name="T2">, criamos a branch remota design no repositório referente ao origin e criamos uma ligação entre a nossa branch e a branch remota. </text:span></text:p>
      <text:p text:style-name="P3"/>
      <text:p text:style-name="P1"><text:span text:style-name="T2">Ao digitarmos o comando </text:span><text:span text:style-name="Source_20_Text"><text:span text:style-name="T10">git branch -r</text:span></text:span><text:span text:style-name="T2">, listamos todas as branches remotas. </text:span></text:p>
      <text:p text:style-name="P3"/>
      <text:p text:style-name="P1"><text:span text:style-name="T2">Ao digitar o comando </text:span><text:span text:style-name="Source_20_Text"><text:span text:style-name="T10">git branch -a</text:span></text:span><text:span text:style-name="T2">, nos é fornecido com todas as listas de branches tanto remotas quanto locais. </text:span></text:p>
      <text:p text:style-name="P3"/>
      <text:p text:style-name="P1"><text:span text:style-name="T2">Realizando o comando </text:span><text:span text:style-name="Source_20_Text"><text:span text:style-name="T10">git checkout -t origin/design</text:span></text:span><text:span text:style-name="T2">, uma nova branch local chamada design é criada, muda-se para essa branch, copiamos todo o conteúdo da branch remota design do repositório referente ao origin e trackeamos as duas branches. </text:span></text:p>
      <text:p text:style-name="P3"/>
      <text:p text:style-name="P1"><text:span text:style-name="T2">Ao digitarmos o comando </text:span><text:span text:style-name="Source_20_Text"><text:span text:style-name="T10">git push origin :design</text:span></text:span><text:span text:style-name="T2"> a branch remota design do repositório referente ao origin é deletada. </text:span></text:p>
      <text:p text:style-name="P3"/>
      <text:p text:style-name="P1"><text:span text:style-name="T2">Realizando o comando </text:span><text:span text:style-name="Source_20_Text"><text:span text:style-name="T10">git fetch origin</text:span></text:span><text:span text:style-name="T2">, podemos verificar todas as atualizações que foram realizadas no repositório referente ao origin. </text:span><text:span text:style-name="T8"><text:s/></text:span></text:p>
      <text:p text:style-name="P2"/>
      <text:p text:style-name="P4"><text:span text:style-name="T1">Ao digitar o comando </text:span><text:span text:style-name="Source_20_Text"><text:span text:style-name="T9">git branch -a</text:span></text:span><text:span text:style-name="T1">, nos é fornecido com todas as listas de branches tanto remotas quanto locais.</text:span> </text:p>
      <text:p text:style-name="P4"/>
      <text:p text:style-name="P7"><text:span text:style-name="T24"/></text:p>
      <text:p text:style-name="P7"><text:span text:style-name="T24"/></text:p>
      <text:p text:style-name="P7"><text:soft-page-break/><text:span text:style-name="T24"/></text:p>
      <text:p text:style-name="P7"><text:span text:style-name="T24">Merge</text:span></text:p>
      <text:p text:style-name="P7"><text:span text:style-name="T24"/></text:p>
      <text:p text:style-name="P7"><text:span text:style-name="T3">O comando </text:span><text:span text:style-name="Source_20_Text"><text:span text:style-name="T11">git mergetool</text:span></text:span><text:span text:style-name="T16"> </text:span><text:span text:style-name="T3">mostra no console uma lista de programas possiveis de erem utilizados. Dessa lista, pode-se escolher um e instalar no seu computador, e utilizá-lo através do comando </text:span><text:span text:style-name="Source_20_Text"><text:span text:style-name="T11">git mergetool -t nome_do_programa</text:span></text:span><text:span text:style-name="T3">. Uma outra possibilidade para saber mais, é executar </text:span><text:span text:style-name="Source_20_Text"><text:span text:style-name="T11">git mergetool --help</text:span></text:span><text:span text:style-name="T16"> </text:span><text:span text:style-name="T3">no prompt de comando, para visualizar o manual</text:span><text:span text:style-name="T24"> </text:span></text:p>
      <text:p text:style-name="P7"><text:span text:style-name="T24"/></text:p>
      <text:p text:style-name="P8"><text:span text:style-name="T25">Conflitos entre Branchs</text:span></text:p>
      <text:p text:style-name="P8"><text:span text:style-name="T25"/></text:p>
      <text:p text:style-name="P8"><text:span text:style-name="T4">O objetivo com comando </text:span><text:span text:style-name="Source_20_Text"><text:span text:style-name="T12">git rebase</text:span></text:span><text:span text:style-name="T17"> </text:span><text:span text:style-name="T4">é fazer com que a branch em que se está, tenha um novo HEAD que está em outra branch. Ou seja, a base da branch, a partir da qual você vai realizar seus commits, deverá ser modificada. Para isso, caso haja commits novos na branch que terá a base trocada, o Git coloca seus commits em um local temporário, e em seguida começa a aplicar a nova base. Após a atualização do HEAD, o Git começa a aplicar seus commits sobre a nova base.</text:span><text:span text:style-name="T25"> </text:span></text:p>
      <text:p text:style-name="P8"><text:span text:style-name="T25"/></text:p>
      <text:p text:style-name="P8"><text:span text:style-name="T4">O continue deve ser utilizado após a resolução manual dos conflitos, enquanto que o skip faz com que suas alterações sejam descartadas e o abort volta atrás em todo o processo de rebase.</text:span><text:span text:style-name="T25"> </text:span></text:p>
      <text:p text:style-name="P8"><text:span text:style-name="T25"/></text:p>
      <text:p text:style-name="P9"><text:span text:style-name="T26">Contro avançado de alteração</text:span></text:p>
      <text:p text:style-name="P9"><text:span text:style-name="T26"/></text:p>
      <text:p text:style-name="P9"><text:span text:style-name="T5">Ao realizarmos o comando </text:span><text:span text:style-name="Source_20_Text"><text:span text:style-name="T13">git checkout index.html</text:span></text:span><text:span text:style-name="T5">, as alterações no arquivo "index.html" que estão no Working Directory serão descartadas.</text:span><text:span text:style-name="T26"> </text:span></text:p>
      <text:p text:style-name="P9"><text:span text:style-name="T26"/></text:p>
      <text:p text:style-name="P9"><text:span text:style-name="T5">Se temos o nome de um arquivo igual ao nome de uma branch, ao realizar o comando </text:span><text:span text:style-name="Source_20_Text"><text:span text:style-name="T13">git checkout</text:span></text:span><text:span text:style-name="T18"> </text:span><text:span text:style-name="T5">passando este nome, o Git irá realizar a troca de branch. Para conseguirmos descartar as alterações do Working Directory, precisamos passar "--" para indicar que é o arquivo da branch atual, isto é, </text:span><text:span text:style-name="Source_20_Text"><text:span text:style-name="T13">git checkout -- arquivo</text:span></text:span><text:span text:style-name="T5">.</text:span><text:span text:style-name="T26"> </text:span></text:p>
      <text:p text:style-name="P9"><text:span text:style-name="T26"/></text:p>
      <text:p text:style-name="P9"><text:span text:style-name="T5">Ao realizarmos o comando </text:span><text:span text:style-name="Source_20_Text"><text:span text:style-name="T13">git reset HEAD index.html</text:span></text:span><text:span text:style-name="T5">, as alterações no arquivo "index.html" que estão no Index serão revertidas para o Working Directory.</text:span><text:span text:style-name="T26"> </text:span></text:p>
      <text:p text:style-name="P9"><text:span text:style-name="T26"/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oft-page-break/><text:span text:style-name="T5">A diferença entre essas três opções se refere ao local onde as modificações serão enviadas: com o </text:span><text:span text:style-name="Source_20_Text"><text:span text:style-name="T13">git reset</text:span></text:span><text:span text:style-name="T5">, as alterações serão enviadas para o Working Directory; com o </text:span><text:span text:style-name="Source_20_Text"><text:span text:style-name="T13">git reset --soft</text:span></text:span><text:span text:style-name="T5">, para o Index. Já para o </text:span><text:span text:style-name="Source_20_Text"><text:span text:style-name="T13">git reset --hard</text:span></text:span><text:span text:style-name="T5">, as alterações serão removidas permanentemente.</text:span><text:span text:style-name="T26"> </text:span></text:p>
      <text:p text:style-name="P9"><text:span text:style-name="T26"/></text:p>
      <text:p text:style-name="P9"><text:span text:style-name="T5">Ao digitarmos "HEAD~" seguido de um número inteiro n, será feita uma referência ao n-ésimo commit anterior ao HEAD. Por exemplo, HEAD~1, faz referência ao penúltimo commit e HEAD~2, ao antepenúltimo. No caso específico do penúltimo commit, também pode-se referenciá-lo utilizando o atalho HEAD^.</text:span></text:p>
      <text:p text:style-name="P9"><text:span text:style-name="T5"/></text:p>
      <text:p text:style-name="P9"><text:span text:style-name="T5">Ao realizarmos o comando </text:span><text:span text:style-name="Source_20_Text"><text:span text:style-name="T13">git reset --hard HEAD~1</text:span></text:span><text:span text:style-name="T5">, as alterações no último commit serão descartadas. </text:span></text:p>
      <text:p text:style-name="P8"><text:span text:style-name="T25"/></text:p>
      <text:p text:style-name="P8"><text:span text:style-name="T4">Ao realizarmos o comando </text:span><text:span text:style-name="Source_20_Text"><text:span text:style-name="T12">git stash</text:span></text:span><text:span text:style-name="T4">, as alterações que estão no Working Directory e Index serão salvas, retornando o estado para o último commit.</text:span><text:span text:style-name="T25"> </text:span></text:p>
      <text:p text:style-name="P8"><text:span text:style-name="T25"/></text:p>
      <text:p text:style-name="P8"><text:span text:style-name="T4">Ao realizarmos o comando </text:span><text:span text:style-name="Source_20_Text"><text:span text:style-name="T12">git stash pop</text:span></text:span><text:span text:style-name="T4">, o último estado salvo será recuperado e deletado da lista de stashs.</text:span><text:span text:style-name="T25"> </text:span></text:p>
      <text:p text:style-name="P8"><text:span text:style-name="T25"/></text:p>
      <text:p text:style-name="P8"><text:span text:style-name="T4">Ao realizarmos o comando </text:span><text:span text:style-name="Source_20_Text"><text:span text:style-name="T12">git stash apply</text:span></text:span><text:span text:style-name="T4">, o último estado salvo será recuperado, mas não será deletado da lista de stashs.</text:span><text:span text:style-name="T25"> </text:span></text:p>
      <text:p text:style-name="P8"><text:span text:style-name="T25"/></text:p>
      <text:p text:style-name="P8"><text:span text:style-name="T4">Ao realizarmos o comando </text:span><text:span text:style-name="Source_20_Text"><text:span text:style-name="T12">git stash drop</text:span></text:span><text:span text:style-name="T4">, o último estado salvo será deletado. Também podemos utilizar o nome dos stashs para deletar algum estado que não seja o último. Por fim, se quisermos deletar todos os estados, podemos utilizar o comando </text:span><text:span text:style-name="Source_20_Text"><text:span text:style-name="T12">git stash clear</text:span></text:span><text:span text:style-name="T4">.</text:span><text:span text:style-name="T25"> </text:span></text:p>
      <text:p text:style-name="P7"><text:span text:style-name="T24"/></text:p>
      <text:p text:style-name="P7"><text:span text:style-name="T3">O comando </text:span><text:span text:style-name="Source_20_Text"><text:span text:style-name="T11">git stash</text:span></text:span><text:span text:style-name="T16"> </text:span><text:span text:style-name="T3">é muito útil quando temos pequenas alterações que não queremos deletá-lo nem suficientes para um commit e desejamos retornar ao estado do último commit. Isso pode ser feito quando uma nova ferramenta não está pronta para uso ou quando os testes estão quebrando.</text:span><text:span text:style-name="T24"> </text:span></text:p>
      <text:p text:style-name="P7"><text:span text:style-name="T24"/></text:p>
      <text:p text:style-name="P10"><text:span text:style-name="T27">Fazendo Merges avançados com Cherry Pick</text:span></text:p>
      <text:p text:style-name="P10"><text:span text:style-name="T27"/></text:p>
      <text:p text:style-name="P12"><text:span text:style-name="T27">Só que, em vez de passar o número 4, podemos passar a "hash" referente ao commit que você quer trazer. Por exemplo:</text:span></text:p>
      <text:p text:style-name="P13"><text:span text:style-name="Source_20_Text"><text:span text:style-name="T21">git cherry</text:span></text:span><text:span text:style-name="Source_20_Text"><text:span text:style-name="T22">-</text:span></text:span><text:span text:style-name="Source_20_Text"><text:span text:style-name="T21">pick </text:span></text:span><text:span text:style-name="Source_20_Text"><text:span text:style-name="T23">19f0bb7d8b4be8ecd687b48fca301b71b95eab41</text:span></text:span></text:p>
      <text:p text:style-name="P11"><text:line-break/></text:p>
      <text:p text:style-name="P10"><text:soft-page-break/><text:span text:style-name="T27"/></text:p>
      <text:p text:style-name="P5"><text:span text:style-name="T7">Ao executar o cherry-pick, um novo commit é gerado. Contudo, tem uma opção que permite não gerar um novo commit. Digite o comando </text:span><text:span text:style-name="Source_20_Text"><text:span text:style-name="T15">git help cherry-pick</text:span></text:span><text:span text:style-name="T20"> </text:span><text:span text:style-name="T7">e diga qual é essa opção.</text:span><text:span text:style-name="T28"> <text:s/></text:span><text:span text:style-name="T6">Você deve usar a opção </text:span><text:span text:style-name="Source_20_Text"><text:span text:style-name="T14">-n</text:span></text:span><text:span text:style-name="T19"> </text:span><text:span text:style-name="T6">ou </text:span><text:span text:style-name="Source_20_Text"><text:span text:style-name="T14">--no-commit</text:span></text:span><text:span text:style-name="T6">.</text:span><text:span text:style-name="T27"> </text:span></text:p>
      <text:p text:style-name="P5"><text:span text:style-name="T28"/></text:p>
      <text:p text:style-name="P6"><text:span text:style-name="T29">Git através de interface grafica</text:span></text:p>
      <text:p text:style-name="P6"><text:span text:style-name="T29"/></text:p>
      <text:p text:style-name="P6"><text:span text:style-name="T29"/></text:p>
      <text:p text:style-name="P10"><text:span text:style-name="T27"/></text:p>
      <text:p text:style-name="P10"><text:span text:style-name="T27"/></text:p>
      <text:p text:style-name="P10"><text:span text:style-name="T27"/></text:p>
      <text:p text:style-name="P7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Helvetica Neue" svg:font-family="'Helvetica Neue', helvetica, arial, sans-serif"/>
    <style:font-face style:name="Mangal1" svg:font-family="Manga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4T18:28:32.93</meta:creation-date>
    <dc:date>2015-02-05T17:43:45.60</dc:date>
    <meta:editing-duration>PT2H12M4S</meta:editing-duration>
    <meta:editing-cycles>3</meta:editing-cycles>
    <meta:generator>LibreOffice/4.0.3.3$Windows_x86 LibreOffice_project/0eaa50a932c8f2199a615e1eb30f7ac74279539</meta:generator>
    <meta:document-statistic meta:table-count="0" meta:image-count="0" meta:object-count="0" meta:page-count="4" meta:paragraph-count="36" meta:word-count="852" meta:character-count="5112" meta:non-whitespace-character-count="4273"/>
  </office:meta>
</office:document-meta>
</file>